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Kein_20_Leerraum">
      <style:text-properties fo:language="en" fo:country="US"/>
    </style:style>
    <style:style style:name="P2" style:family="paragraph" style:parent-style-name="Kein_20_Leerraum">
      <style:text-properties fo:language="en" fo:country="US" style:text-underline-style="solid" style:text-underline-width="auto" style:text-underline-color="font-color" fo:font-weight="bold" style:font-weight-asian="bold"/>
    </style:style>
    <style:style style:name="P3" style:family="paragraph" style:parent-style-name="Kein_20_Leerraum">
      <style:text-properties fo:language="en" fo:country="US" style:text-underline-style="solid" style:text-underline-width="auto" style:text-underline-color="font-color" fo:font-weight="bold" style:font-weight-asian="bold" style:font-name-complex="Consolas"/>
    </style:style>
    <style:style style:name="P4" style:family="paragraph" style:parent-style-name="Kein_20_Leerraum">
      <style:text-properties fo:language="en" fo:country="US" style:font-name-complex="Consolas"/>
    </style:style>
    <style:style style:name="P5" style:family="paragraph" style:parent-style-name="Kein_20_Leerraum" style:master-page-name="Standard">
      <style:paragraph-properties style:page-number="auto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P6" style:family="paragraph" style:parent-style-name="Kein_20_Leerraum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Kein_20_Leerraum">
      <style:text-properties fo:language="en" fo:country="US" officeooo:paragraph-rsid="000fb34b"/>
    </style:style>
    <style:style style:name="P8" style:family="paragraph" style:parent-style-name="Kein_20_Leerraum">
      <style:text-properties officeooo:paragraph-rsid="000fb34b"/>
    </style:style>
    <style:style style:name="P9" style:family="paragraph" style:parent-style-name="Kein_20_Leerraum">
      <style:text-properties style:text-underline-style="none" fo:font-weight="normal" officeooo:paragraph-rsid="000fb34b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en" fo:country="US" style:text-underline-style="solid" style:text-underline-width="auto" style:text-underline-color="font-color" fo:font-weight="bold" style:font-weight-asian="bold" style:font-name-complex="Consolas"/>
    </style:style>
    <style:style style:name="T5" style:family="text">
      <style:text-properties fo:language="en" fo:country="US" style:text-underline-style="solid" style:text-underline-width="auto" style:text-underline-color="font-color" fo:font-weight="bold" officeooo:rsid="000fb34b" style:font-weight-asian="bold" style:font-name-complex="Consolas"/>
    </style:style>
    <style:style style:name="T6" style:family="text">
      <style:text-properties fo:language="en" fo:country="US" style:font-name-complex="Consolas"/>
    </style:style>
    <style:style style:name="T7" style:family="text">
      <style:text-properties fo:language="en" fo:country="US" style:font-name-complex="Consolas" style:font-weight-complex="bold"/>
    </style:style>
    <style:style style:name="T8" style:family="text">
      <style:text-properties fo:language="en" fo:country="US" officeooo:rsid="000d4c01" style:font-name-complex="Consolas" style:font-weight-complex="bold"/>
    </style:style>
    <style:style style:name="T9" style:family="text">
      <style:text-properties fo:language="en" fo:country="US" officeooo:rsid="000d4c01" style:font-name-complex="Consolas"/>
    </style:style>
    <style:style style:name="T10" style:family="text">
      <style:text-properties fo:language="en" fo:country="US" officeooo:rsid="000fb34b" style:font-name-complex="Consolas"/>
    </style:style>
    <style:style style:name="T11" style:family="text">
      <style:text-properties fo:language="en" fo:country="US" fo:font-weight="bold" officeooo:rsid="000fb34b" style:font-weight-asian="bold" style:font-name-complex="Consolas"/>
    </style:style>
    <style:style style:name="T12" style:family="text">
      <style:text-properties officeooo:rsid="000fb3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T: <text:span text:style-name="T12">BDBList</text:span></text:p>
      <text:p text:style-name="Kein_20_Leerraum"/>
      <text:p text:style-name="P2">Import:</text:p>
      <text:p text:style-name="P7"><text:span text:style-name="T12">Boolean, Integer</text:span></text:p>
      <text:p text:style-name="P1"/>
      <text:p text:style-name="P1"/>
      <text:p text:style-name="P6">OPERATIONS:</text:p>
      <text:p text:style-name="Kein_20_Leerraum"/>
      <text:p text:style-name="P2">Creator:</text:p>
      <text:p text:style-name="Kein_20_Leerraum">-</text:p>
      <text:p text:style-name="P1"/>
      <text:p text:style-name="Kein_20_Leerraum"><text:span text:style-name="T2"><text:s/></text:span><text:span text:style-name="T3">Accessor:</text:span></text:p>
      <text:p text:style-name="Kein_20_Leerraum">-<text:span text:style-name="T6"> </text:span><text:span text:style-name="T10">addBeginning</text:span><text:span text:style-name="T6">: </text:span><text:span text:style-name="T10">E</text:span><text:span text:style-name="T6"> </text:span><text:span text:style-name="T9">→ </text:span><text:span text:style-name="T10">Bool</text:span></text:p>
      <text:p text:style-name="P8"><text:span text:style-name="T10">- addEnd: E → Bool</text:span></text:p>
      <text:p text:style-name="Kein_20_Leerraum"><text:span text:style-name="T6">- </text:span><text:span text:style-name="T10">get: Integer → E</text:span></text:p>
      <text:p text:style-name="P4"/>
      <text:p text:style-name="Kein_20_Leerraum"><text:span text:style-name="T4">Producer:</text:span></text:p>
      <text:p text:style-name="P9"><text:span text:style-name="T10">-</text:span></text:p>
      <text:p text:style-name="P4"><text:tab/></text:p>
      <text:p text:style-name="P3">Mutator:</text:p>
      <text:p text:style-name="P4">-</text:p>
      <text:p text:style-name="Kein_20_Leerraum"/>
      <text:p text:style-name="P3">Axioms:</text:p>
      <text:p text:style-name="Kein_20_Leerraum"><text:span text:style-name="T1">- </text:span><text:span text:style-name="T6"><text:s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Kein_20_Leerraum" style:display-name="Kein Leerraum" style:family="paragraph">
      <style:paragraph-properties fo:orphans="2" fo:widows="2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na</meta:initial-creator>
    <meta:creation-date>2013-05-12T21:23:00</meta:creation-date>
    <dc:date>2013-06-11T00:53:23</dc:date>
    <meta:editing-cycles>4</meta:editing-cycles>
    <meta:generator>LibreOffice/4.0.2.2$Linux_x86 LibreOffice_project/400m0$Build-2</meta:generator>
    <meta:document-statistic meta:table-count="0" meta:image-count="0" meta:object-count="0" meta:page-count="1" meta:paragraph-count="17" meta:word-count="30" meta:character-count="155" meta:non-whitespace-character-count="137"/>
  </office:meta>
</office:document-meta>
</file>